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6b146" officeooo:paragraph-rsid="0016b146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2" style:family="text">
      <style:text-properties fo:font-variant="normal" fo:text-transform="none" fo:color="#000000" loext:opacity="100%" fo:font-size="18pt" fo:letter-spacing="normal" fo:font-style="normal" fo:font-weight="normal" officeooo:rsid="0016b146" style:font-size-asian="18pt" style:font-style-asian="normal" style:font-weight-asian="normal" style:font-size-complex="18pt"/>
    </style:style>
    <style:style style:name="T3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55a17" style:font-style-asian="normal" style:font-weight-asian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16b146" style:font-style-asian="normal" style:font-weight-asian="normal"/>
    </style:style>
    <style:style style:name="T6" style:family="text">
      <style:text-properties officeooo:rsid="0016b1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he People’s Assembly, convening on the </text:span><text:span text:style-name="T2">16th</text:span><text:span text:style-name="T1"> of </text:span><text:span text:style-name="T2">September</text:span><text:span text:style-name="T1"> 2020 under the </text:span><text:span text:style-name="T2">23rd</text:span><text:span text:style-name="T1"> PA Meeting.</text:span></text:p>
      <text:p text:style-name="P1"/>
      <text:p text:style-name="P1">The Assembly, recognising the current situation,</text:p>
      <text:p text:style-name="P1"/>
      <text:p text:style-name="P3">Consitutes the need for biweekly backups of the server.</text:p>
      <text:p text:style-name="P1"/>
      <text:p text:style-name="P1">And proceeds.</text:p>
      <text:p text:style-name="P1"/>
      <text:p text:style-name="P1">Signed by,</text:p>
      <text:p text:style-name="P3">eldegron</text:p>
      <text:p text:style-name="P3">yoran</text:p>
      <text:p text:style-name="P1"/>
      <text:p text:style-name="P1"/>
      <text:p text:style-name="P1"/>
      <text:p text:style-name="Standard"><text:span text:style-name="T3">[Motion 23-3: To backup the server every 2 weeks</text:span><text:span text:style-name="T5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16T21:36:54.859212785</dc:date>
    <meta:editing-duration>PT55S</meta:editing-duration>
    <meta:editing-cycles>2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8" meta:word-count="45" meta:character-count="277" meta:non-whitespace-character-count="240"/>
  </office:meta>
</office:document-meta>
</file>